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>
            <mo stretchy="false">ψ</mo>
            <mtext>D</mtext>
          </msub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sub>
        <mi>U</mi>
        <mtext>D</mtext>
      </msub>
      <mrow>
        <mo stretchy="false">(</mo>
        <mrow>
          <mi>t</mi>
          <mi>,</mi>
          <msub>
            <mi>t</mi>
            <mi>a</mi>
          </msub>
        </mrow>
        <mo stretchy="false">)</mo>
      </mrow>
      <mi/>
      <mfenced open="∣" close="〉">
        <mrow>
          <msub>
            <mo stretchy="false">ψ</mo>
            <mtext>D</mtext>
          </msub>
          <mrow>
            <mo stretchy="false">(</mo>
            <mrow>
              <msub>
                <mi>t</mi>
                <mi>a</mi>
              </msub>
            </mrow>
            <mo stretchy="false">)</mo>
          </mrow>
        </mrow>
      </mfenced>
    </mrow>
    <annotation encoding="StarMath 5.0">left lline %ipsi _"D" (t) right rangle ~=~
U _"D" (t , t _a) ` left lline %ipsi _"D" (t _a)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27:30.092000000</meta:creation-date>
    <meta:generator>LibreOffice/4.1.4.2$Windows_x86 LibreOffice_project/0a0440ccc0227ad9829de5f46be37cfb6edcf72</meta:generator>
  </office:meta>
</office:document-meta>
</file>